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D9D9D9" style:cell-protect="protected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D9D9D9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9D9D9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cell-protect="none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4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6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7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8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9" style:family="table-cell" style:parent-style-name="Default" style:data-style-name="N3"/>
    <style:style style:name="ce20" style:family="table-cell" style:parent-style-name="Default" style:data-style-name="N38">
      <style:table-cell-properties style:vertical-align="middle" fo:background-color="#FFFFFF" style:cell-protect="none" style:repeat-content="false"/>
      <style:paragraph-properties fo:text-align="end" fo:margin-right="0cm"/>
    </style:style>
    <style:style style:name="ce21" style:family="table-cell" style:parent-style-name="Default" style:data-style-name="N0">
      <style:table-cell-properties fo:border="thin solid #000000" style:vertical-align="automatic" fo:background-color="#D9D9D9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wrap-option="wrap" fo:background-color="#D9D9D9" style:cell-protect="protected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fo:background-color="#D9D9D9" style:cell-protect="protected" style:repeat-content="false"/>
      <style:paragraph-properties fo:text-align="center"/>
    </style:style>
    <style:style style:name="co1" style:family="table-column">
      <style:table-column-properties fo:break-before="auto" style:column-width="1.60513888888889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9.38388888888889cm" style:use-optimal-column-width="true"/>
    </style:style>
    <style:style style:name="co4" style:family="table-column">
      <style:table-column-properties fo:break-before="auto" style:column-width="7.90222222222222cm" style:use-optimal-column-width="true"/>
    </style:style>
    <style:style style:name="co5" style:family="table-column">
      <style:table-column-properties fo:break-before="auto" style:column-width="5.20347222222222cm" style:use-optimal-column-width="true"/>
    </style:style>
    <style:style style:name="co6" style:family="table-column">
      <style:table-column-properties fo:break-before="auto" style:column-width="2.45180555555556cm" style:use-optimal-column-width="true"/>
    </style:style>
    <style:style style:name="co7" style:family="table-column">
      <style:table-column-properties fo:break-before="auto" style:column-width="2.32833333333333cm" style:use-optimal-column-width="true"/>
    </style:style>
    <style:style style:name="co8" style:family="table-column">
      <style:table-column-properties fo:break-before="auto" style:column-width="3.43958333333333cm" style:use-optimal-column-width="true"/>
    </style:style>
    <style:style style:name="co9" style:family="table-column">
      <style:table-column-properties fo:break-before="auto" style:column-width="3.28083333333333cm"/>
    </style:style>
    <style:style style:name="co10" style:family="table-column">
      <style:table-column-properties fo:break-before="auto" style:column-width="8.74888888888889cm" style:use-optimal-column-width="true"/>
    </style:style>
    <style:style style:name="co11" style:family="table-column">
      <style:table-column-properties fo:break-before="auto" style:column-width="3.06916666666667cm"/>
    </style:style>
    <style:style style:name="co12" style:family="table-column">
      <style:table-column-properties fo:break-before="auto" style:column-width="6.82625cm" style:use-optimal-column-width="true"/>
    </style:style>
    <style:style style:name="co13" style:family="table-column">
      <style:table-column-properties fo:break-before="auto" style:column-width="8.99583333333333cm" style:use-optimal-column-width="true"/>
    </style:style>
    <style:style style:name="co14" style:family="table-column">
      <style:table-column-properties fo:break-before="auto" style:column-width="5.87375cm" style:use-optimal-column-width="true"/>
    </style:style>
    <style:style style:name="co15" style:family="table-column">
      <style:table-column-properties fo:break-before="auto" style:column-width="5.62680555555556cm"/>
    </style:style>
    <style:style style:name="co16" style:family="table-column">
      <style:table-column-properties fo:break-before="auto" style:column-width="4.78013888888889cm"/>
    </style:style>
    <style:style style:name="co17" style:family="table-column">
      <style:table-column-properties fo:break-before="auto" style:column-width="5.87375cm"/>
    </style:style>
    <style:style style:name="co18" style:family="table-column">
      <style:table-column-properties fo:break-before="auto" style:column-width="5.09763888888889cm"/>
    </style:style>
    <style:style style:name="co19" style:family="table-column">
      <style:table-column-properties fo:break-before="auto" style:column-width="11.588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42pt" style:use-optimal-row-height="false" fo:break-before="auto"/>
    </style:style>
    <style:style style:name="ro3" style:family="table-row">
      <style:table-row-properties style:row-height="48.65pt" style:use-optimal-row-height="false" fo:break-before="auto"/>
    </style:style>
    <style:style style:name="ro4" style:family="table-row">
      <style:table-row-properties style:row-height="31pt" style:use-optimal-row-height="true" fo:break-before="auto"/>
    </style:style>
    <style:style style:name="ro5" style:family="table-row">
      <style:table-row-properties style:row-height="15.6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7]));ISBLANK([.E7])))" style:apply-style-name="cf9" style:base-cell-address="Data_Sheet.E7"/>
      <style:map style:condition="of:is-true-formula(AND(NOT(ISBLANK([.C7]));ISBLANK([.E7])))" style:apply-style-name="cf9" style:base-cell-address="Data_Sheet.E7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7]));ISBLANK([.D7])))" style:apply-style-name="cf9" style:base-cell-address="Data_Sheet.D7"/>
      <style:map style:condition="of:is-true-formula(AND(NOT(ISBLANK([.$C7]));ISBLANK([.D7])))" style:apply-style-name="cf9" style:base-cell-address="Data_Sheet.D7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8]));ISBLANK([.D8])))" style:apply-style-name="cf9" style:base-cell-address="Data_Sheet.D8"/>
      <style:map style:condition="of:is-true-formula(AND(NOT(ISBLANK([.$C8]));ISBLANK([.D8])))" style:apply-style-name="cf9" style:base-cell-address="Data_Sheet.D8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8]));ISBLANK([.D8])))" style:apply-style-name="cf9" style:base-cell-address="Data_Sheet.D8"/>
      <style:map style:condition="of:is-true-formula(AND(NOT(ISBLANK([.$C9]));ISBLANK([.D9])))" style:apply-style-name="cf9" style:base-cell-address="Data_Sheet.D9"/>
      <style:map style:condition="of:is-true-formula(AND(NOT(ISBLANK([.$C9]));ISBLANK([.D9])))" style:apply-style-name="cf9" style:base-cell-address="Data_Sheet.D9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4]));ISBLANK([.E4])))" style:apply-style-name="cf9" style:base-cell-address="Data_Sheet.E4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8]));ISBLANK([.E8])))" style:apply-style-name="cf9" style:base-cell-address="Data_Sheet.E8"/>
      <style:map style:condition="of:is-true-formula(AND(NOT(ISBLANK([.C8]));ISBLANK([.E8])))" style:apply-style-name="cf9" style:base-cell-address="Data_Sheet.E8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4]));ISBLANK([.D4])))" style:apply-style-name="cf9" style:base-cell-address="Data_Sheet.D4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5]));ISBLANK([.D5])))" style:apply-style-name="cf9" style:base-cell-address="Data_Sheet.D5"/>
      <style:map style:condition="of:is-true-formula(AND(NOT(ISBLANK([.$C5]));ISBLANK([.D5])))" style:apply-style-name="cf9" style:base-cell-address="Data_Sheet.D5"/>
      <style:map style:condition="of:is-true-formula(AND(NOT(ISBLANK([.$C5]));ISBLANK([.D5])))" style:apply-style-name="cf9" style:base-cell-address="Data_Sheet.D5"/>
      <style:map style:condition="of:is-true-formula(AND(NOT(ISBLANK([.$C5]));ISBLANK([.D5])))" style:apply-style-name="cf9" style:base-cell-address="Data_Sheet.D5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5]));ISBLANK([.E5])))" style:apply-style-name="cf9" style:base-cell-address="Data_Sheet.E5"/>
      <style:map style:condition="of:is-true-formula(AND(NOT(ISBLANK([.C5]));ISBLANK([.E5])))" style:apply-style-name="cf9" style:base-cell-address="Data_Sheet.E5"/>
      <style:map style:condition="of:is-true-formula(AND(NOT(ISBLANK([.C5]));ISBLANK([.E5])))" style:apply-style-name="cf9" style:base-cell-address="Data_Sheet.E5"/>
      <style:map style:condition="of:is-true-formula(AND(NOT(ISBLANK([.C5]));ISBLANK([.E5])))" style:apply-style-name="cf9" style:base-cell-address="Data_Sheet.E5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C6]));ISBLANK([.E6])))" style:apply-style-name="cf9" style:base-cell-address="Data_Sheet.E6"/>
      <style:map style:condition="of:is-true-formula(AND(NOT(ISBLANK([.C6]));ISBLANK([.E6])))" style:apply-style-name="cf9" style:base-cell-address="Data_Sheet.E6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C6]));ISBLANK([.D6])))" style:apply-style-name="cf9" style:base-cell-address="Data_Sheet.D6"/>
      <style:map style:condition="of:is-true-formula(AND(NOT(ISBLANK([.$C6]));ISBLANK([.D6])))" style:apply-style-name="cf9" style:base-cell-address="Data_Sheet.D6"/>
    </style:style>
    <style:style style:name="ce3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</style:style>
    <style:style style:name="ce3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4]));ISBLANK([.F4])))" style:apply-style-name="cf9" style:base-cell-address="Data_Sheet.F4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G4])))" style:apply-style-name="cf9" style:base-cell-address="Data_Sheet.G4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</style:style>
    <style:style style:name="ce39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</style:style>
    <style:style style:name="ce40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I4])))" style:apply-style-name="cf9" style:base-cell-address="Data_Sheet.I4"/>
    </style:style>
    <style:style style:name="ce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</style:style>
    <style:style style:name="ce43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</style:style>
    <style:style style:name="ce44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K4])))" style:apply-style-name="cf9" style:base-cell-address="Data_Sheet.K4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</style:style>
    <style:style style:name="ce47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</style:style>
    <style:style style:name="ce48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9" style:base-cell-address="Data_Sheet.M4"/>
    </style:style>
    <style:style style:name="ce51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</style:style>
    <style:style style:name="ce52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9" style:base-cell-address="Data_Sheet.N4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</style:style>
    <style:style style:name="ce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O4])))" style:apply-style-name="cf9" style:base-cell-address="Data_Sheet.O4"/>
    </style:style>
    <style:style style:name="ce55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9]));ISBLANK([.P9])))" style:apply-style-name="cf9" style:base-cell-address="Data_Sheet.P9"/>
    </style:style>
    <style:style style:name="ce56" style:family="table-cell" style:parent-style-name="Default" style:data-style-name="N1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Q4])))" style:apply-style-name="cf9" style:base-cell-address="Data_Sheet.Q4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9]));ISBLANK([.Q9])))" style:apply-style-name="cf9" style:base-cell-address="Data_Sheet.Q9"/>
    </style:style>
    <style:style style:name="ce5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6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S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V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V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7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7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8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8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  <style:map style:condition="of:is-true-formula(AND(NOT(ISBLANK([.AA8]));ISBLANK([.Z8])))" style:apply-style-name="cf9" style:base-cell-address="Data_Sheet.Z8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  <style:map style:condition="of:is-true-formula(AND(NOT(ISBLANK([.AA5]));ISBLANK([.Z5])))" style:apply-style-name="cf9" style:base-cell-address="Data_Sheet.Z5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  <style:map style:condition="of:is-true-formula(AND(NOT(ISBLANK([.AA6]));ISBLANK([.Z6])))" style:apply-style-name="cf9" style:base-cell-address="Data_Sheet.Z6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  <style:map style:condition="of:is-true-formula(AND(NOT(ISBLANK([.AA7]));ISBLANK([.Z7])))" style:apply-style-name="cf9" style:base-cell-address="Data_Sheet.Z7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  <style:map style:condition="of:is-true-formula(AND(NOT(ISBLANK([.AA9]));ISBLANK([.Z9])))" style:apply-style-name="cf9" style:base-cell-address="Data_Sheet.Z9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9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9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9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9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0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0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04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05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AA4]));ISBLANK([.AB4])))" style:apply-style-name="cf9" style:base-cell-address="Data_Sheet.AB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06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A4]));ISBLANK([.AB4])))" style:apply-style-name="cf9" style:base-cell-address="Data_Sheet.AB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C4]));ISBLANK([.AD4])))" style:apply-style-name="cf9" style:base-cell-address="Data_Sheet.AD4"/>
      <style:map style:condition="of:is-true-formula(AND(NOT(ISBLANK([.AE4]));ISBLANK([.AD4])))" style:apply-style-name="cf9" style:base-cell-address="Data_Sheet.AD4"/>
      <style:map style:condition="of:is-true-formula(AND(NOT(ISBLANK([.AE4]));ISBLANK([.AD4])))" style:apply-style-name="cf9" style:base-cell-address="Data_Sheet.AD4"/>
    </style:style>
    <style:style style:name="ce107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  <style:map style:condition="of:is-true-formula(AND(NOT(ISBLANK([.AD4]));ISBLANK([.AE4])))" style:apply-style-name="cf9" style:base-cell-address="Data_Sheet.AE4"/>
    </style:style>
    <style:style style:name="ce10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</style:style>
    <style:style style:name="ce10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</style:style>
    <style:style style:name="ce1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3" table:condition="of:cell-content-is-decimal-number() and cell-content-is-between(0,[.F4])" table:base-cell-address="Data_Sheet.G4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000000000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16342" table:default-cell-style-name="ce1"/>
        <table:table-row table:style-name="ro1">
          <table:table-cell office:value-type="string" table:number-columns-spanned="1" table:number-rows-spanned="3" table:style-name="ce21">
            <text:p>Year</text:p>
          </table:table-cell>
          <table:table-cell office:value-type="string" table:number-columns-spanned="1" table:number-rows-spanned="3" table:style-name="ce21">
            <text:p>Month</text:p>
          </table:table-cell>
          <table:table-cell office:value-type="string" table:number-columns-spanned="1" table:number-rows-spanned="3" table:content-validation-name="val2" table:style-name="ce22">
            <text:p>Organisation name</text:p>
          </table:table-cell>
          <table:table-cell office:value-type="string" table:number-columns-spanned="1" table:number-rows-spanned="3" table:content-validation-name="val2" table:style-name="ce22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22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22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23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22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3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2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2">
            <text:p>Grand Total paybill/staffing (payroll and non-payroll) costs</text:p>
          </table:table-cell>
          <table:table-cell table:number-columns-repeated="16342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22">
            <text:p>AO/AA</text:p>
          </table:table-cell>
          <table:covered-table-cell/>
          <table:table-cell office:value-type="string" table:number-columns-spanned="2" table:number-rows-spanned="1" table:style-name="ce22">
            <text:p>EO</text:p>
          </table:table-cell>
          <table:covered-table-cell/>
          <table:table-cell office:value-type="string" table:number-columns-spanned="2" table:number-rows-spanned="1" table:style-name="ce22">
            <text:p>SEO/HEO</text:p>
          </table:table-cell>
          <table:covered-table-cell/>
          <table:table-cell office:value-type="string" table:number-columns-spanned="2" table:number-rows-spanned="1" table:style-name="ce22">
            <text:p>Grade 6/7</text:p>
          </table:table-cell>
          <table:covered-table-cell/>
          <table:table-cell office:value-type="string" table:number-columns-spanned="2" table:number-rows-spanned="1" table:style-name="ce22">
            <text:p>SCS</text:p>
          </table:table-cell>
          <table:covered-table-cell/>
          <table:table-cell office:value-type="string" table:number-columns-spanned="2" table:number-rows-spanned="1" table:style-name="ce22">
            <text:p>Other, unknown, unspecified</text:p>
          </table:table-cell>
          <table:covered-table-cell/>
          <table:table-cell office:value-type="string" table:number-columns-spanned="2" table:number-rows-spanned="1" table:content-validation-name="val2" table:style-name="ce22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22">
            <text:p>Agency staff</text:p>
          </table:table-cell>
          <table:covered-table-cell/>
          <table:table-cell office:value-type="string" table:number-columns-spanned="2" table:number-rows-spanned="1" table:style-name="ce23">
            <text:p>Interim managers</text:p>
          </table:table-cell>
          <table:covered-table-cell/>
          <table:table-cell office:value-type="string" table:number-columns-spanned="2" table:number-rows-spanned="1" table:style-name="ce23">
            <text:p>Specialist Contractors</text:p>
          </table:table-cell>
          <table:covered-table-cell/>
          <table:table-cell office:value-type="string" table:number-columns-spanned="2" table:number-rows-spanned="1" table:style-name="ce23">
            <text:p>Consultants/consultancy</text:p>
          </table:table-cell>
          <table:covered-table-cell/>
          <table:table-cell office:value-type="string" table:number-columns-spanned="2" table:number-rows-spanned="1" table:style-name="ce22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22">
            <text:p>Salary</text:p>
          </table:table-cell>
          <table:table-cell office:value-type="string" table:number-columns-spanned="1" table:number-rows-spanned="2" table:style-name="ce22">
            <text:p>Allowances</text:p>
          </table:table-cell>
          <table:table-cell office:value-type="string" table:number-columns-spanned="1" table:number-rows-spanned="2" table:style-name="ce22">
            <text:p>Non-consolidated performance payments</text:p>
          </table:table-cell>
          <table:table-cell office:value-type="string" table:number-columns-spanned="1" table:number-rows-spanned="2" table:style-name="ce22">
            <text:p>Overtime</text:p>
          </table:table-cell>
          <table:table-cell office:value-type="string" table:number-columns-spanned="1" table:number-rows-spanned="2" table:style-name="ce22">
            <text:p>Employer pension contributions</text:p>
          </table:table-cell>
          <table:table-cell office:value-type="string" table:number-columns-spanned="1" table:number-rows-spanned="2" table:style-name="ce22">
            <text:p>Employer national insurance contributions</text:p>
          </table:table-cell>
          <table:table-cell office:value-type="string" table:number-columns-spanned="1" table:number-rows-spanned="2" table:style-name="ce22">
            <text:p>Total paybill for payroll staff</text:p>
          </table:table-cell>
          <table:table-cell office:value-type="string" table:number-columns-spanned="1" table:number-rows-spanned="2" table:style-name="ce22">
            <text:p>Total monthly cost of contingent labour: agency staff, interim managers and specialist contractors</text:p>
          </table:table-cell>
          <table:table-cell office:value-type="string" table:number-columns-spanned="1" table:number-rows-spanned="2" table:style-name="ce22">
            <text:p>Total monthly cost of consultants/</text:p>
            <text:p>consultancy</text:p>
          </table:table-cell>
          <table:table-cell office:value-type="string" table:number-columns-spanned="1" table:number-rows-spanned="2" table:style-name="ce22">
            <text:p>Total non-payroll (CCL) staff costs</text:p>
          </table:table-cell>
          <table:covered-table-cell/>
          <table:table-cell table:number-columns-repeated="16342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2"/>
        </table:table-row>
        <table:table-row table:style-name="ro1">
          <table:table-cell office:value-type="float" office:value="2021" table:style-name="ce5">
            <text:p>2021</text:p>
          </table:table-cell>
          <table:table-cell office:value-type="string" table:style-name="ce5">
            <text:p>December</text:p>
          </table:table-cell>
          <table:table-cell office:value-type="string" table:style-name="ce6">
            <text:p>Home Office (excl agencies)</text:p>
          </table:table-cell>
          <table:table-cell office:value-type="string" table:style-name="ce30">
            <text:p>Ministerial Department</text:p>
          </table:table-cell>
          <table:table-cell office:value-type="string" table:style-name="ce28">
            <text:p>Home Office</text:p>
          </table:table-cell>
          <table:table-cell office:value-type="float" office:value="7463" table:content-validation-name="val4" table:style-name="ce36">
            <text:p>7463</text:p>
          </table:table-cell>
          <table:table-cell office:value-type="float" office:value="6656.5680000000139" table:content-validation-name="val3" table:style-name="ce37">
            <text:p>6656.57</text:p>
          </table:table-cell>
          <table:table-cell office:value-type="float" office:value="14635" table:content-validation-name="val4" table:style-name="ce39">
            <text:p>14635</text:p>
          </table:table-cell>
          <table:table-cell office:value-type="float" office:value="13351.35399999987" table:content-validation-name="val3" table:style-name="ce41">
            <text:p>13351.35</text:p>
          </table:table-cell>
          <table:table-cell office:value-type="float" office:value="9497" table:content-validation-name="val4" table:style-name="ce43">
            <text:p>9497</text:p>
          </table:table-cell>
          <table:table-cell office:value-type="float" office:value="9205.66099999998" table:content-validation-name="val3" table:style-name="ce45">
            <text:p>9205.66</text:p>
          </table:table-cell>
          <table:table-cell office:value-type="float" office:value="3776" table:content-validation-name="val4" table:style-name="ce48">
            <text:p>3776</text:p>
          </table:table-cell>
          <table:table-cell office:value-type="float" office:value="3695.3360000000025" table:content-validation-name="val3" table:style-name="ce50">
            <text:p>3695.34</text:p>
          </table:table-cell>
          <table:table-cell office:value-type="float" office:value="305" table:content-validation-name="val4" table:style-name="ce52">
            <text:p>305</text:p>
          </table:table-cell>
          <table:table-cell office:value-type="float" office:value="299.64800000000002" table:content-validation-name="val3" table:style-name="ce54">
            <text:p>299.65</text:p>
          </table:table-cell>
          <table:table-cell office:value-type="float" office:value="226" table:content-validation-name="val4" table:style-name="ce56">
            <text:p>226</text:p>
          </table:table-cell>
          <table:table-cell office:value-type="float" office:value="219.13200000000003" table:content-validation-name="val3" table:style-name="ce57">
            <text:p>219.13</text:p>
          </table:table-cell>
          <table:table-cell office:value-type="float" office:value="35902" table:content-validation-name="val2" table:style-name="ce59">
            <text:p>35,902</text:p>
          </table:table-cell>
          <table:table-cell office:value-type="float" office:value="33427.698999999862" table:content-validation-name="val2" table:style-name="ce60">
            <text:p>33,427.70</text:p>
          </table:table-cell>
          <table:table-cell office:value-type="float" office:value="4880" table:style-name="ce62">
            <text:p>4880</text:p>
          </table:table-cell>
          <table:table-cell office:value-type="float" office:value="4750.6789999999964" table:style-name="ce65">
            <text:p>4750.68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84">
            <text:p>0.00</text:p>
          </table:table-cell>
          <table:table-cell office:value-type="float" office:value="0" table:style-name="ce92">
            <text:p>0</text:p>
          </table:table-cell>
          <table:table-cell office:value-type="float" office:value="0" table:style-name="ce94">
            <text:p>0.0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103">
            <text:p>0</text:p>
          </table:table-cell>
          <table:table-cell office:value-type="float" office:value="4880" table:style-name="ce104">
            <text:p>4,880</text:p>
          </table:table-cell>
          <table:table-cell office:value-type="float" office:value="4750.6789999999964" table:style-name="ce105">
            <text:p>4,750.68</text:p>
          </table:table-cell>
          <table:table-cell office:value-type="float" office:value="40782" table:content-validation-name="val2" table:style-name="ce106">
            <text:p>40,782</text:p>
          </table:table-cell>
          <table:table-cell office:value-type="float" office:value="38178.377999999859" table:content-validation-name="val2" table:style-name="ce107">
            <text:p>38,178.38</text:p>
          </table:table-cell>
          <table:table-cell office:value-type="currency" office:value="94785170.890000001" table:content-validation-name="val1" table:style-name="ce15">
            <text:p>£94,785,170.89</text:p>
          </table:table-cell>
          <table:table-cell office:value-type="currency" office:value="8742525.9799999949" table:content-validation-name="val1" table:style-name="ce15">
            <text:p>£8,742,525.98</text:p>
          </table:table-cell>
          <table:table-cell office:value-type="currency" office:value="1420608" table:content-validation-name="val1" table:style-name="ce15">
            <text:p>£1,420,608.00</text:p>
          </table:table-cell>
          <table:table-cell office:value-type="currency" office:value="1675607.43" table:content-validation-name="val1" table:style-name="ce15">
            <text:p>£1,675,607.43</text:p>
          </table:table-cell>
          <table:table-cell office:value-type="currency" office:value="26827838.460000001" table:content-validation-name="val1" table:style-name="ce15">
            <text:p>£26,827,838.46</text:p>
          </table:table-cell>
          <table:table-cell office:value-type="currency" office:value="10679463.640000001" table:content-validation-name="val1" table:style-name="ce15">
            <text:p>£10,679,463.64</text:p>
          </table:table-cell>
          <table:table-cell office:value-type="currency" office:value="144131214.40000004" table:style-name="ce16">
            <text:p>£144,131,214.40</text:p>
          </table:table-cell>
          <table:table-cell office:value-type="currency" office:value="7442292.6299999999" table:content-validation-name="val1" table:style-name="ce17">
            <text:p>£7,442,292.63</text:p>
          </table:table-cell>
          <table:table-cell office:value-type="currency" office:value="-21866360.240000002" table:content-validation-name="val1" table:style-name="ce17">
            <text:p>-£21,866,360.24</text:p>
          </table:table-cell>
          <table:table-cell office:value-type="currency" office:value="-14424067.610000003" table:style-name="ce16">
            <text:p>-£14,424,067.61</text:p>
          </table:table-cell>
          <table:table-cell office:value-type="currency" office:value="129707146.79000004" table:style-name="ce18">
            <text:p>£129,707,146.79</text:p>
          </table:table-cell>
          <table:table-cell table:number-columns-repeated="16342"/>
        </table:table-row>
        <table:table-row table:style-name="ro4">
          <table:table-cell office:value-type="float" office:value="2021" table:style-name="ce5">
            <text:p>2021</text:p>
          </table:table-cell>
          <table:table-cell office:value-type="string" table:style-name="ce5">
            <text:p>December</text:p>
          </table:table-cell>
          <table:table-cell office:value-type="string" table:style-name="ce6">
            <text:p>Disclosure and Barring Service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2">
            <text:p>Home Office</text:p>
          </table:table-cell>
          <table:table-cell office:value-type="float" office:value="347" table:content-validation-name="val4" table:style-name="ce36">
            <text:p>347</text:p>
          </table:table-cell>
          <table:table-cell office:value-type="float" office:value="279.75864864739975" table:content-validation-name="val3" table:style-name="ce37">
            <text:p>279.76</text:p>
          </table:table-cell>
          <table:table-cell office:value-type="float" office:value="305" table:content-validation-name="val4" table:style-name="ce39">
            <text:p>305</text:p>
          </table:table-cell>
          <table:table-cell office:value-type="float" office:value="272.91556756740016" table:content-validation-name="val3" table:style-name="ce41">
            <text:p>272.92</text:p>
          </table:table-cell>
          <table:table-cell office:value-type="float" office:value="380" table:content-validation-name="val4" table:style-name="ce43">
            <text:p>380</text:p>
          </table:table-cell>
          <table:table-cell office:value-type="float" office:value="365.74108108099995" table:content-validation-name="val3" table:style-name="ce45">
            <text:p>365.74</text:p>
          </table:table-cell>
          <table:table-cell office:value-type="float" office:value="79" table:content-validation-name="val4" table:style-name="ce48">
            <text:p>79</text:p>
          </table:table-cell>
          <table:table-cell office:value-type="float" office:value="76.910810810800001" table:content-validation-name="val3" table:style-name="ce50">
            <text:p>76.91</text:p>
          </table:table-cell>
          <table:table-cell office:value-type="float" office:value="12" table:content-validation-name="val4" table:style-name="ce52">
            <text:p>12</text:p>
          </table:table-cell>
          <table:table-cell office:value-type="float" office:value="12" table:content-validation-name="val3" table:style-name="ce54">
            <text:p>12.00</text:p>
          </table:table-cell>
          <table:table-cell office:value-type="float" office:value="6" table:content-validation-name="val4" table:style-name="ce56">
            <text:p>6</text:p>
          </table:table-cell>
          <table:table-cell office:value-type="float" office:value="5.4" table:content-validation-name="val3" table:style-name="ce57">
            <text:p>5.40</text:p>
          </table:table-cell>
          <table:table-cell office:value-type="float" office:value="1129" table:content-validation-name="val2" table:style-name="ce59">
            <text:p>1,129</text:p>
          </table:table-cell>
          <table:table-cell office:value-type="float" office:value="1012.7261081065998" table:content-validation-name="val2" table:style-name="ce60">
            <text:p>1,012.73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64">
            <text:p>0.00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82">
            <text:p>0.00</text:p>
          </table:table-cell>
          <table:table-cell office:value-type="float" office:value="11" table:style-name="ce91">
            <text:p>11</text:p>
          </table:table-cell>
          <table:table-cell office:value-type="float" office:value="11" table:style-name="ce93">
            <text:p>11.00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108">
            <text:p>0</text:p>
          </table:table-cell>
          <table:table-cell office:value-type="float" office:value="11" table:style-name="ce104">
            <text:p>11</text:p>
          </table:table-cell>
          <table:table-cell office:value-type="float" office:value="11" table:style-name="ce105">
            <text:p>11.00</text:p>
          </table:table-cell>
          <table:table-cell office:value-type="float" office:value="1140" table:content-validation-name="val2" table:style-name="ce106">
            <text:p>1,140</text:p>
          </table:table-cell>
          <table:table-cell office:value-type="float" office:value="1023.7261081065998" table:content-validation-name="val2" table:style-name="ce107">
            <text:p>1,023.73</text:p>
          </table:table-cell>
          <table:table-cell office:value-type="currency" office:value="2553737.2400000007" table:content-validation-name="val1" table:style-name="ce15">
            <text:p>£2,553,737.24</text:p>
          </table:table-cell>
          <table:table-cell office:value-type="currency" office:value="11860.43" table:content-validation-name="val1" table:style-name="ce15">
            <text:p>£11,860.43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149866.91" table:content-validation-name="val1" table:style-name="ce15">
            <text:p>£149,866.91</text:p>
          </table:table-cell>
          <table:table-cell office:value-type="currency" office:value="686459.59000000008" table:style-name="ce15">
            <text:p>£686,459.59</text:p>
          </table:table-cell>
          <table:table-cell office:value-type="currency" office:value="275716.88999999996" table:content-validation-name="val1" table:style-name="ce15">
            <text:p>£275,716.89</text:p>
          </table:table-cell>
          <table:table-cell office:value-type="currency" office:value="3677641.060000001" table:style-name="ce16">
            <text:p>£3,677,641.06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267034.07" table:content-validation-name="val1" table:style-name="ce17">
            <text:p>£267,034.07</text:p>
          </table:table-cell>
          <table:table-cell office:value-type="currency" office:value="267034.07" table:style-name="ce16">
            <text:p>£267,034.07</text:p>
          </table:table-cell>
          <table:table-cell office:value-type="currency" office:value="3944675.1300000008" table:style-name="ce18">
            <text:p>£3,944,675.13</text:p>
          </table:table-cell>
          <table:table-cell table:number-columns-repeated="16342"/>
        </table:table-row>
        <table:table-row table:style-name="ro4">
          <table:table-cell office:value-type="float" office:value="2021" table:style-name="ce5">
            <text:p>2021</text:p>
          </table:table-cell>
          <table:table-cell office:value-type="string" table:style-name="ce5">
            <text:p>December</text:p>
          </table:table-cell>
          <table:table-cell office:value-type="string" table:style-name="ce6">
            <text:p>Independent Police Complaints Commission</text:p>
          </table:table-cell>
          <table:table-cell office:value-type="string" table:style-name="ce34">
            <text:p>Executive Non-Departmental Public Body</text:p>
          </table:table-cell>
          <table:table-cell office:value-type="string" table:style-name="ce33">
            <text:p>Home Office</text:p>
          </table:table-cell>
          <table:table-cell office:value-type="float" office:value="182" table:content-validation-name="val4" table:style-name="ce36">
            <text:p>182</text:p>
          </table:table-cell>
          <table:table-cell office:value-type="float" office:value="175.4" table:content-validation-name="val3" table:style-name="ce37">
            <text:p>175.40</text:p>
          </table:table-cell>
          <table:table-cell office:value-type="float" office:value="458" table:content-validation-name="val4" table:style-name="ce39">
            <text:p>458</text:p>
          </table:table-cell>
          <table:table-cell office:value-type="float" office:value="438.7" table:content-validation-name="val3" table:style-name="ce41">
            <text:p>438.70</text:p>
          </table:table-cell>
          <table:table-cell office:value-type="float" office:value="302" table:content-validation-name="val4" table:style-name="ce43">
            <text:p>302</text:p>
          </table:table-cell>
          <table:table-cell office:value-type="float" office:value="294.39999999999998" table:content-validation-name="val3" table:style-name="ce45">
            <text:p>294.40</text:p>
          </table:table-cell>
          <table:table-cell office:value-type="float" office:value="41" table:content-validation-name="val4" table:style-name="ce48">
            <text:p>41</text:p>
          </table:table-cell>
          <table:table-cell office:value-type="float" office:value="40.799999999999997" table:content-validation-name="val3" table:style-name="ce50">
            <text:p>40.80</text:p>
          </table:table-cell>
          <table:table-cell office:value-type="float" office:value="14" table:content-validation-name="val4" table:style-name="ce52">
            <text:p>14</text:p>
          </table:table-cell>
          <table:table-cell office:value-type="float" office:value="13.6" table:content-validation-name="val3" table:style-name="ce54">
            <text:p>13.60</text:p>
          </table:table-cell>
          <table:table-cell office:value-type="float" office:value="1" table:content-validation-name="val4" table:style-name="ce56">
            <text:p>1</text:p>
          </table:table-cell>
          <table:table-cell office:value-type="float" office:value="1" table:content-validation-name="val3" table:style-name="ce57">
            <text:p>1.00</text:p>
          </table:table-cell>
          <table:table-cell office:value-type="float" office:value="998" table:content-validation-name="val2" table:style-name="ce59">
            <text:p>998</text:p>
          </table:table-cell>
          <table:table-cell office:value-type="float" office:value="963.9" table:content-validation-name="val2" table:style-name="ce60">
            <text:p>963.90</text:p>
          </table:table-cell>
          <table:table-cell office:value-type="float" office:value="1" table:style-name="ce63">
            <text:p>1</text:p>
          </table:table-cell>
          <table:table-cell office:value-type="float" office:value="1.6" table:style-name="ce66">
            <text:p>1.60</text:p>
          </table:table-cell>
          <table:table-cell office:value-type="float" office:value="0" table:style-name="ce80">
            <text:p>0</text:p>
          </table:table-cell>
          <table:table-cell office:value-type="float" office:value="0" table:style-name="ce83">
            <text:p>0.00</text:p>
          </table:table-cell>
          <table:table-cell office:value-type="float" office:value="1" table:style-name="ce96">
            <text:p>1</text:p>
          </table:table-cell>
          <table:table-cell office:value-type="float" office:value="1" table:style-name="ce95">
            <text:p>1.0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109">
            <text:p>0</text:p>
          </table:table-cell>
          <table:table-cell office:value-type="float" office:value="2" table:style-name="ce104">
            <text:p>2</text:p>
          </table:table-cell>
          <table:table-cell office:value-type="float" office:value="2.6" table:style-name="ce105">
            <text:p>2.60</text:p>
          </table:table-cell>
          <table:table-cell office:value-type="float" office:value="1000" table:content-validation-name="val2" table:style-name="ce106">
            <text:p>1,000</text:p>
          </table:table-cell>
          <table:table-cell office:value-type="float" office:value="966.5" table:content-validation-name="val2" table:style-name="ce107">
            <text:p>966.50</text:p>
          </table:table-cell>
          <table:table-cell office:value-type="currency" office:value="3006537" table:content-validation-name="val1" table:style-name="ce15">
            <text:p>£3,006,537.00</text:p>
          </table:table-cell>
          <table:table-cell office:value-type="currency" office:value="116728" table:content-validation-name="val1" table:style-name="ce15">
            <text:p>£116,728.00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19130" table:content-validation-name="val1" table:style-name="ce15">
            <text:p>£19,130.00</text:p>
          </table:table-cell>
          <table:table-cell office:value-type="currency" office:value="808248" table:content-validation-name="val1" table:style-name="ce15">
            <text:p>£808,248.00</text:p>
          </table:table-cell>
          <table:table-cell office:value-type="currency" office:value="350538" table:content-validation-name="val1" table:style-name="ce15">
            <text:p>£350,538.00</text:p>
          </table:table-cell>
          <table:table-cell office:value-type="currency" office:value="4301181" table:style-name="ce16">
            <text:p>£4,301,181.00</text:p>
          </table:table-cell>
          <table:table-cell office:value-type="currency" office:value="13244" table:content-validation-name="val1" table:style-name="ce17">
            <text:p>£13,244.00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13244" table:style-name="ce16">
            <text:p>£13,244.00</text:p>
          </table:table-cell>
          <table:table-cell office:value-type="currency" office:value="4314425" table:style-name="ce18">
            <text:p>£4,314,425.00</text:p>
          </table:table-cell>
          <table:table-cell table:number-columns-repeated="16342"/>
        </table:table-row>
        <table:table-row table:style-name="ro4">
          <table:table-cell office:value-type="float" office:value="2021" table:style-name="ce5">
            <text:p>2021</text:p>
          </table:table-cell>
          <table:table-cell office:value-type="string" table:style-name="ce5">
            <text:p>December</text:p>
          </table:table-cell>
          <table:table-cell office:value-type="string" table:style-name="ce6">
            <text:p>Office of the Immigration Services Commissioner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8" table:content-validation-name="val4" table:style-name="ce36">
            <text:p>8</text:p>
          </table:table-cell>
          <table:table-cell office:value-type="float" office:value="7.6" table:content-validation-name="val3" table:style-name="ce37">
            <text:p>7.60</text:p>
          </table:table-cell>
          <table:table-cell office:value-type="float" office:value="8" table:content-validation-name="val4" table:style-name="ce39">
            <text:p>8</text:p>
          </table:table-cell>
          <table:table-cell office:value-type="float" office:value="7.8" table:content-validation-name="val3" table:style-name="ce41">
            <text:p>7.80</text:p>
          </table:table-cell>
          <table:table-cell office:value-type="float" office:value="35" table:content-validation-name="val4" table:style-name="ce43">
            <text:p>35</text:p>
          </table:table-cell>
          <table:table-cell office:value-type="float" office:value="35" table:content-validation-name="val3" table:style-name="ce45">
            <text:p>35.00</text:p>
          </table:table-cell>
          <table:table-cell office:value-type="float" office:value="5" table:content-validation-name="val4" table:style-name="ce48">
            <text:p>5</text:p>
          </table:table-cell>
          <table:table-cell office:value-type="float" office:value="5" table:content-validation-name="val3" table:style-name="ce50">
            <text:p>5.00</text:p>
          </table:table-cell>
          <table:table-cell office:value-type="float" office:value="1" table:content-validation-name="val4" table:style-name="ce52">
            <text:p>1</text:p>
          </table:table-cell>
          <table:table-cell office:value-type="float" office:value="0.8" table:content-validation-name="val3" table:style-name="ce54">
            <text:p>0.80</text:p>
          </table:table-cell>
          <table:table-cell office:value-type="float" office:value="0" table:content-validation-name="val4" table:style-name="ce56">
            <text:p>0</text:p>
          </table:table-cell>
          <table:table-cell office:value-type="float" office:value="0" table:content-validation-name="val3" table:style-name="ce57">
            <text:p>0.00</text:p>
          </table:table-cell>
          <table:table-cell office:value-type="float" office:value="57" table:content-validation-name="val2" table:style-name="ce59">
            <text:p>57</text:p>
          </table:table-cell>
          <table:table-cell office:value-type="float" office:value="56.199999999999996" table:content-validation-name="val2" table:style-name="ce60">
            <text:p>56.2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5">
            <text:p>0</text:p>
          </table:table-cell>
          <table:table-cell office:value-type="float" office:value="0" table:style-name="ce78">
            <text:p>0.00</text:p>
          </table:table-cell>
          <table:table-cell office:value-type="float" office:value="0" table:style-name="ce98">
            <text:p>0</text:p>
          </table:table-cell>
          <table:table-cell office:value-type="float" office:value="0" table:style-name="ce100">
            <text:p>0.0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105">
            <text:p>0.00</text:p>
          </table:table-cell>
          <table:table-cell office:value-type="float" office:value="57" table:content-validation-name="val2" table:style-name="ce106">
            <text:p>57</text:p>
          </table:table-cell>
          <table:table-cell office:value-type="float" office:value="56.199999999999996" table:content-validation-name="val2" table:style-name="ce107">
            <text:p>56.20</text:p>
          </table:table-cell>
          <table:table-cell office:value-type="currency" office:value="183263.45" table:content-validation-name="val1" table:style-name="ce15">
            <text:p>£183,263.45</text:p>
          </table:table-cell>
          <table:table-cell office:value-type="currency" office:value="1733.33" table:content-validation-name="val1" table:style-name="ce15">
            <text:p>£1,733.33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48231.6" table:content-validation-name="val1" table:style-name="ce15">
            <text:p>£48,231.60</text:p>
          </table:table-cell>
          <table:table-cell office:value-type="currency" office:value="19539.060000000001" table:content-validation-name="val1" table:style-name="ce15">
            <text:p>£19,539.06</text:p>
          </table:table-cell>
          <table:table-cell office:value-type="currency" office:value="252767.44" table:style-name="ce16">
            <text:p>£252,767.44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0" table:style-name="ce16">
            <text:p>£0.00</text:p>
          </table:table-cell>
          <table:table-cell office:value-type="currency" office:value="252767.44" table:style-name="ce18">
            <text:p>£252,767.44</text:p>
          </table:table-cell>
          <table:table-cell table:number-columns-repeated="16342"/>
        </table:table-row>
        <table:table-row table:style-name="ro4">
          <table:table-cell office:value-type="float" office:value="2021" table:style-name="ce5">
            <text:p>2021</text:p>
          </table:table-cell>
          <table:table-cell office:value-type="string" table:style-name="ce5">
            <text:p>December</text:p>
          </table:table-cell>
          <table:table-cell office:value-type="string" table:style-name="ce6">
            <text:p>Security Industry Authority</text:p>
          </table:table-cell>
          <table:table-cell office:value-type="string" table:style-name="ce26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79" table:content-validation-name="val4" table:style-name="ce36">
            <text:p>79</text:p>
          </table:table-cell>
          <table:table-cell office:value-type="float" office:value="72.790000000000006" table:content-validation-name="val3" table:style-name="ce37">
            <text:p>72.79</text:p>
          </table:table-cell>
          <table:table-cell office:value-type="float" office:value="93" table:content-validation-name="val4" table:style-name="ce39">
            <text:p>93</text:p>
          </table:table-cell>
          <table:table-cell office:value-type="float" office:value="91.9" table:content-validation-name="val3" table:style-name="ce41">
            <text:p>91.90</text:p>
          </table:table-cell>
          <table:table-cell office:value-type="float" office:value="74" table:content-validation-name="val4" table:style-name="ce43">
            <text:p>74</text:p>
          </table:table-cell>
          <table:table-cell office:value-type="float" office:value="72.83" table:content-validation-name="val3" table:style-name="ce45">
            <text:p>72.83</text:p>
          </table:table-cell>
          <table:table-cell office:value-type="float" office:value="15" table:content-validation-name="val4" table:style-name="ce48">
            <text:p>15</text:p>
          </table:table-cell>
          <table:table-cell office:value-type="float" office:value="14.6" table:content-validation-name="val3" table:style-name="ce50">
            <text:p>14.60</text:p>
          </table:table-cell>
          <table:table-cell office:value-type="float" office:value="4" table:content-validation-name="val4" table:style-name="ce52">
            <text:p>4</text:p>
          </table:table-cell>
          <table:table-cell office:value-type="float" office:value="4" table:content-validation-name="val3" table:style-name="ce54">
            <text:p>4.00</text:p>
          </table:table-cell>
          <table:table-cell office:value-type="float" office:value="5" table:content-validation-name="val4" table:style-name="ce56">
            <text:p>5</text:p>
          </table:table-cell>
          <table:table-cell office:value-type="float" office:value="0.88" table:content-validation-name="val3" table:style-name="ce57">
            <text:p>0.88</text:p>
          </table:table-cell>
          <table:table-cell office:value-type="float" office:value="270" table:content-validation-name="val2" table:style-name="ce59">
            <text:p>270</text:p>
          </table:table-cell>
          <table:table-cell office:value-type="float" office:value="257" table:content-validation-name="val2" table:style-name="ce60">
            <text:p>257.00</text:p>
          </table:table-cell>
          <table:table-cell office:value-type="float" office:value="0" table:style-name="ce69">
            <text:p>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76">
            <text:p>0.00</text:p>
          </table:table-cell>
          <table:table-cell office:value-type="float" office:value="0" table:style-name="ce97">
            <text:p>0</text:p>
          </table:table-cell>
          <table:table-cell office:value-type="float" office:value="0" table:style-name="ce99">
            <text:p>0.00</text:p>
          </table:table-cell>
          <table:table-cell office:value-type="float" office:value="4" table:style-name="ce86">
            <text:p>4</text:p>
          </table:table-cell>
          <table:table-cell office:value-type="float" office:value="3.4" table:style-name="ce111">
            <text:p>3.4</text:p>
          </table:table-cell>
          <table:table-cell office:value-type="float" office:value="4" table:style-name="ce104">
            <text:p>4</text:p>
          </table:table-cell>
          <table:table-cell office:value-type="float" office:value="3.4" table:style-name="ce105">
            <text:p>3.40</text:p>
          </table:table-cell>
          <table:table-cell office:value-type="float" office:value="274" table:content-validation-name="val2" table:style-name="ce106">
            <text:p>274</text:p>
          </table:table-cell>
          <table:table-cell office:value-type="float" office:value="260.39999999999998" table:content-validation-name="val2" table:style-name="ce107">
            <text:p>260.40</text:p>
          </table:table-cell>
          <table:table-cell office:value-type="currency" office:value="801771.25" table:content-validation-name="val1" table:style-name="ce15">
            <text:p>£801,771.25</text:p>
          </table:table-cell>
          <table:table-cell office:value-type="currency" office:value="16050.29" table:content-validation-name="val1" table:style-name="ce15">
            <text:p>£16,050.29</text:p>
          </table:table-cell>
          <table:table-cell office:value-type="currency" office:value="41000" table:content-validation-name="val1" table:style-name="ce15">
            <text:p>£41,000.00</text:p>
          </table:table-cell>
          <table:table-cell office:value-type="currency" office:value="20625.13" table:content-validation-name="val1" table:style-name="ce15">
            <text:p>£20,625.13</text:p>
          </table:table-cell>
          <table:table-cell office:value-type="currency" office:value="191756.79" table:content-validation-name="val1" table:style-name="ce15">
            <text:p>£191,756.79</text:p>
          </table:table-cell>
          <table:table-cell office:value-type="currency" office:value="93761.64" table:content-validation-name="val1" table:style-name="ce15">
            <text:p>£93,761.64</text:p>
          </table:table-cell>
          <table:table-cell office:value-type="currency" office:value="1164965.0999999999" table:style-name="ce16">
            <text:p>£1,164,965.10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49829" table:content-validation-name="val1" table:style-name="ce17">
            <text:p>£49,829.00</text:p>
          </table:table-cell>
          <table:table-cell office:value-type="currency" office:value="49829" table:style-name="ce16">
            <text:p>£49,829.00</text:p>
          </table:table-cell>
          <table:table-cell office:value-type="currency" office:value="1214794.0999999999" table:style-name="ce18">
            <text:p>£1,214,794.10</text:p>
          </table:table-cell>
          <table:table-cell table:number-columns-repeated="16342"/>
        </table:table-row>
        <table:table-row table:style-name="ro4">
          <table:table-cell office:value-type="float" office:value="2021" table:style-name="ce5">
            <text:p>2021</text:p>
          </table:table-cell>
          <table:table-cell office:value-type="string" table:style-name="ce5">
            <text:p>December</text:p>
          </table:table-cell>
          <table:table-cell office:value-type="string" table:style-name="ce6">
            <text:p>Gangmasters &amp; Labour Abuse Authority</text:p>
          </table:table-cell>
          <table:table-cell office:value-type="string" table:style-name="ce27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8" table:content-validation-name="val4" table:style-name="ce35">
            <text:p>8</text:p>
          </table:table-cell>
          <table:table-cell office:value-type="float" office:value="8" table:content-validation-name="val3" table:style-name="ce38">
            <text:p>8.00</text:p>
          </table:table-cell>
          <table:table-cell office:value-type="float" office:value="9" table:content-validation-name="val4" table:style-name="ce40">
            <text:p>9</text:p>
          </table:table-cell>
          <table:table-cell office:value-type="float" office:value="7.8" table:content-validation-name="val3" table:style-name="ce42">
            <text:p>7.80</text:p>
          </table:table-cell>
          <table:table-cell office:value-type="float" office:value="92" table:content-validation-name="val4" table:style-name="ce44">
            <text:p>92</text:p>
          </table:table-cell>
          <table:table-cell office:value-type="float" office:value="90.58" table:content-validation-name="val3" table:style-name="ce46">
            <text:p>90.58</text:p>
          </table:table-cell>
          <table:table-cell office:value-type="float" office:value="9" table:content-validation-name="val4" table:style-name="ce47">
            <text:p>9</text:p>
          </table:table-cell>
          <table:table-cell office:value-type="float" office:value="8.8000000000000007" table:content-validation-name="val3" table:style-name="ce49">
            <text:p>8.80</text:p>
          </table:table-cell>
          <table:table-cell office:value-type="float" office:value="2" table:content-validation-name="val4" table:style-name="ce51">
            <text:p>2</text:p>
          </table:table-cell>
          <table:table-cell office:value-type="float" office:value="2" table:content-validation-name="val3" table:style-name="ce53">
            <text:p>2.00</text:p>
          </table:table-cell>
          <table:table-cell office:value-type="float" office:value="0" table:content-validation-name="val4" table:style-name="ce55">
            <text:p>0</text:p>
          </table:table-cell>
          <table:table-cell office:value-type="float" office:value="0" table:content-validation-name="val3" table:style-name="ce58">
            <text:p>0.00</text:p>
          </table:table-cell>
          <table:table-cell office:value-type="float" office:value="120" table:content-validation-name="val2" table:style-name="ce59">
            <text:p>120</text:p>
          </table:table-cell>
          <table:table-cell office:value-type="float" office:value="117.17999999999999" table:content-validation-name="val2" table:style-name="ce60">
            <text:p>117.18</text:p>
          </table:table-cell>
          <table:table-cell office:value-type="float" office:value="0" table:style-name="ce68">
            <text:p>0</text:p>
          </table:table-cell>
          <table:table-cell office:value-type="float" office:value="0" table:style-name="ce72">
            <text:p>0.00</text:p>
          </table:table-cell>
          <table:table-cell office:value-type="float" office:value="0" table:style-name="ce74">
            <text:p>0</text:p>
          </table:table-cell>
          <table:table-cell office:value-type="float" office:value="0" table:style-name="ce77">
            <text:p>0.00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101">
            <text:p>0.0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105">
            <text:p>0.00</text:p>
          </table:table-cell>
          <table:table-cell office:value-type="float" office:value="120" table:content-validation-name="val2" table:style-name="ce106">
            <text:p>120</text:p>
          </table:table-cell>
          <table:table-cell office:value-type="float" office:value="117.17999999999999" table:content-validation-name="val2" table:style-name="ce107">
            <text:p>117.18</text:p>
          </table:table-cell>
          <table:table-cell office:value-type="currency" office:value="328016.07" table:content-validation-name="val1" table:style-name="ce15">
            <text:p>£328,016.07</text:p>
          </table:table-cell>
          <table:table-cell office:value-type="currency" office:value="8247.64" table:content-validation-name="val1" table:style-name="ce15">
            <text:p>£8,247.64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0" table:content-validation-name="val1" table:style-name="ce15">
            <text:p>£0.00</text:p>
          </table:table-cell>
          <table:table-cell office:value-type="currency" office:value="84750.260000000068" table:content-validation-name="val1" table:style-name="ce15">
            <text:p>£84,750.26</text:p>
          </table:table-cell>
          <table:table-cell office:value-type="currency" office:value="34772.960000000006" table:content-validation-name="val1" table:style-name="ce15">
            <text:p>£34,772.96</text:p>
          </table:table-cell>
          <table:table-cell office:value-type="currency" office:value="455786.93000000011" table:style-name="ce16">
            <text:p>£455,786.93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0" table:content-validation-name="val1" table:style-name="ce17">
            <text:p>£0.00</text:p>
          </table:table-cell>
          <table:table-cell office:value-type="currency" office:value="0" table:style-name="ce16">
            <text:p>£0.00</text:p>
          </table:table-cell>
          <table:table-cell office:value-type="currency" office:value="455786.93000000011" table:style-name="ce18">
            <text:p>£455,786.93</text:p>
          </table:table-cell>
          <table:table-cell table:number-columns-repeated="16342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5" table:style-name="ce1"/>
          <table:table-cell table:style-name="ce19"/>
          <table:table-cell table:number-columns-repeated="3" table:style-name="ce1"/>
          <table:table-cell table:style-name="ce20"/>
          <table:table-cell table:number-columns-repeated="16344" table:style-name="ce1"/>
        </table:table-row>
        <table:table-row table:number-rows-repeated="104856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13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Tony Millet</meta:initial-creator>
    <dc:creator>Mathew John Raji</dc:creator>
    <meta:creation-date>2012-07-18T14:50:11Z</meta:creation-date>
    <dc:date>2022-02-11T14:23:03Z</dc:date>
  </office:meta>
</office:document-meta>
</file>